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Roboto" svg:font-family="Roboto, Arial, sans-serif"/>
    <style:font-face style:name="Tahoma1" svg:font-family="Tahoma"/>
    <style:font-face style:name="apple-system1" svg:font-family="apple-system, BlinkMacSystemFont, 'Segoe UI', 'Liberation Sans', sans-serif"/>
    <style:font-face style:name="apple-system" svg:font-family="apple-system, system-ui, BlinkMacSystemFont, 'Segoe UI', Roboto, 'Source Sans Pro', Helvetica, Arial"/>
    <style:font-face style:name="monospace" svg:font-family="monospace, monospace"/>
    <style:font-face style:name="urw-din" svg:font-family="urw-din, sans-serif"/>
    <style:font-face style:name="var ff-mono" svg:font-family="'var ff-mono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a9b7c6" style:font-name="JetBrains Mono" fo:font-size="9.80000019073486pt"/>
    </style:style>
    <style:style style:name="P2" style:family="paragraph" style:parent-style-name="Preformatted_20_Text">
      <style:text-properties fo:color="#a9b7c6" style:font-name="JetBrains Mono" fo:font-size="9.80000019073486pt"/>
    </style:style>
    <style:style style:name="P3" style:family="paragraph" style:parent-style-name="Preformatted_20_Text">
      <style:paragraph-properties fo:margin-top="0in" fo:margin-bottom="0.1965in" fo:background-color="#2b2b2b">
        <style:background-image/>
      </style:paragraph-properties>
    </style:style>
    <style:style style:name="P4" style:family="paragraph" style:parent-style-name="Preformatted_20_Text">
      <style:paragraph-properties fo:margin-top="0in" fo:margin-bottom="0.1965in" fo:background-color="#2b2b2b">
        <style:background-image/>
      </style:paragraph-properties>
      <style:text-properties fo:color="#a9b7c6"/>
    </style:style>
    <style:style style:name="P5" style:family="paragraph" style:parent-style-name="Preformatted_20_Text">
      <style:paragraph-properties fo:margin-top="0in" fo:margin-bottom="0.1965in" fo:background-color="#2b2b2b">
        <style:background-image/>
      </style:paragraph-properties>
      <style:text-properties fo:color="#a9b7c6" style:font-name="JetBrains Mono" fo:font-size="9.80000019073486pt"/>
    </style:style>
    <style:style style:name="P6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7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 fo:font-size="9.80000019073486pt"/>
    </style:style>
    <style:style style:name="P8" style:family="paragraph" style:parent-style-name="Standard">
      <style:text-properties fo:color="#c5000b"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style="italic" style:font-size-asian="13pt" style:font-style-asian="italic" style:font-size-complex="13pt" style:font-style-complex="italic"/>
    </style:style>
    <style:style style:name="P10" style:family="paragraph" style:parent-style-name="Standard">
      <style:text-properties fo:font-size="13pt" style:font-size-asian="13pt" style:font-size-complex="13pt"/>
    </style:style>
    <style:style style:name="P11" style:family="paragraph" style:parent-style-name="Standard">
      <style:text-properties fo:color="#a9b7c6" fo:font-size="13pt" style:font-size-asian="13pt" style:font-size-complex="13pt"/>
    </style:style>
    <style:style style:name="P12" style:family="paragraph" style:parent-style-name="Standard" style:list-style-name="L8"/>
    <style:style style:name="P13" style:family="paragraph" style:parent-style-name="Preformatted_20_Text">
      <style:text-properties fo:color="#c5000b" fo:font-size="13pt" style:font-size-asian="13pt" style:font-size-complex="13pt"/>
    </style:style>
    <style:style style:name="P14" style:family="paragraph" style:parent-style-name="Preformatted_20_Text">
      <style:text-properties fo:color="#a9b7c6" fo:font-size="13pt" fo:font-weight="bold" style:font-size-asian="13pt" style:font-weight-asian="bold" style:font-size-complex="13pt" style:font-weight-complex="bold"/>
    </style:style>
    <style:style style:name="P15" style:family="paragraph" style:parent-style-name="Preformatted_20_Text">
      <style:text-properties fo:color="#a9b7c6" fo:font-size="13pt" style:font-size-asian="13pt" style:font-size-complex="13pt"/>
    </style:style>
    <style:style style:name="P16" style:family="paragraph" style:parent-style-name="Preformatted_20_Text">
      <style:text-properties fo:color="#a9b7c6" style:font-name="JetBrains Mono" fo:font-size="9.80000019073486pt"/>
    </style:style>
    <style:style style:name="P17" style:family="paragraph" style:parent-style-name="Preformatted_20_Text">
      <style:paragraph-properties fo:margin-top="0in" fo:margin-bottom="0.1965in" fo:background-color="#2b2b2b">
        <style:background-image/>
      </style:paragraph-properties>
    </style:style>
    <style:style style:name="P18" style:family="paragraph" style:parent-style-name="Preformatted_20_Text">
      <style:paragraph-properties fo:margin-top="0in" fo:margin-bottom="0.1965in" fo:background-color="#2b2b2b">
        <style:background-image/>
      </style:paragraph-properties>
      <style:text-properties fo:color="#a9b7c6" style:font-name="JetBrains Mono" fo:font-size="9.80000019073486pt"/>
    </style:style>
    <style:style style:name="P19" style:family="paragraph" style:parent-style-name="Preformatted_20_Text">
      <style:paragraph-properties fo:margin-top="0in" fo:margin-bottom="0.1965in" fo:background-color="#2b2b2b">
        <style:background-image/>
      </style:paragraph-properties>
      <style:text-properties fo:color="#808080" style:font-name="JetBrains Mono" fo:font-size="9.80000019073486pt"/>
    </style:style>
    <style:style style:name="P20" style:family="paragraph" style:parent-style-name="Preformatted_20_Text">
      <style:paragraph-properties fo:background-color="#2b2b2b">
        <style:background-image/>
      </style:paragraph-properties>
      <style:text-properties fo:color="#cc7832" style:font-name="JetBrains Mono" fo:font-size="9.80000019073486pt"/>
    </style:style>
    <style:style style:name="P21" style:family="paragraph" style:parent-style-name="Preformatted_20_Text">
      <style:paragraph-properties fo:background-color="#2b2b2b">
        <style:background-image/>
      </style:paragraph-properties>
      <style:text-properties fo:color="#c5000b" style:font-name="JetBrains Mono" fo:font-size="9.80000019073486pt"/>
    </style:style>
    <style:style style:name="P22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23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 fo:font-size="9.80000019073486pt"/>
    </style:style>
    <style:style style:name="P24" style:family="paragraph" style:parent-style-name="Preformatted_20_Text">
      <style:paragraph-properties fo:background-color="#2b2b2b">
        <style:background-image/>
      </style:paragraph-properties>
      <style:text-properties fo:color="#00cc00"/>
    </style:style>
    <style:style style:name="P25" style:family="paragraph" style:parent-style-name="Text_20_body">
      <style:text-properties fo:color="#336600" fo:font-size="20pt" fo:font-weight="normal" style:font-size-asian="20pt" style:font-size-complex="20pt"/>
    </style:style>
    <style:style style:name="T1" style:family="text">
      <style:text-properties fo:font-weight="normal"/>
    </style:style>
    <style:style style:name="T2" style:family="text">
      <style:text-properties fo:color="#336600" fo:font-size="20pt" fo:font-weight="normal" style:font-size-asian="20pt" style:font-size-complex="20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7" style:family="text">
      <style:text-properties fo:font-size="13pt" fo:font-style="italic" style:font-size-asian="13pt" style:font-style-asian="italic" style:font-size-complex="13pt" style:font-style-complex="italic"/>
    </style:style>
    <style:style style:name="T8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9" style:family="text">
      <style:text-properties fo:font-size="13pt" fo:font-style="normal" style:font-size-asian="13pt" style:font-style-asian="normal" style:font-size-complex="13pt" style:font-style-complex="normal"/>
    </style:style>
    <style:style style:name="T10" style:family="text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2" style:family="text">
      <style:text-properties fo:font-size="13pt" fo:language="en" fo:country="US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13" style:family="text">
      <style:text-properties fo:font-size="13pt" fo:language="en" fo:country="US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4" style:family="text">
      <style:text-properties fo:color="#cc7832"/>
    </style:style>
    <style:style style:name="T15" style:family="text">
      <style:text-properties fo:color="#cc7832" style:font-name="JetBrains Mono" fo:font-size="9.80000019073486pt"/>
    </style:style>
    <style:style style:name="T16" style:family="text">
      <style:text-properties fo:color="#cc7832" style:font-name="JetBrains Mono" fo:font-size="13pt" style:font-size-asian="13pt" style:font-size-complex="13pt"/>
    </style:style>
    <style:style style:name="T17" style:family="text">
      <style:text-properties style:font-name="JetBrains Mono" fo:font-size="9.80000019073486pt"/>
    </style:style>
    <style:style style:name="T18" style:family="text">
      <style:text-properties style:font-name="JetBrains Mono" fo:font-size="9.80000019073486pt" fo:font-style="italic"/>
    </style:style>
    <style:style style:name="T19" style:family="text">
      <style:text-properties fo:color="#bbb529"/>
    </style:style>
    <style:style style:name="T20" style:family="text">
      <style:text-properties fo:color="#bbb529" style:font-name="JetBrains Mono" fo:font-size="9.80000019073486pt"/>
    </style:style>
    <style:style style:name="T21" style:family="text">
      <style:text-properties fo:color="#ffc66d" style:font-name="JetBrains Mono" fo:font-size="9.80000019073486pt"/>
    </style:style>
    <style:style style:name="T22" style:family="text">
      <style:text-properties fo:color="#9876aa" style:font-name="JetBrains Mono" fo:font-size="9.80000019073486pt"/>
    </style:style>
    <style:style style:name="T23" style:family="text">
      <style:text-properties fo:color="#9876aa" style:font-name="JetBrains Mono" fo:font-size="9.80000019073486pt" fo:font-style="italic"/>
    </style:style>
    <style:style style:name="T24" style:family="text">
      <style:text-properties fo:color="#6a8759"/>
    </style:style>
    <style:style style:name="T25" style:family="text">
      <style:text-properties fo:color="#6a8759" style:font-name="JetBrains Mono" fo:font-size="9.80000019073486pt"/>
    </style:style>
    <style:style style:name="T26" style:family="text">
      <style:text-properties fo:color="#c5000b" fo:font-size="13pt" style:font-size-asian="13pt" style:font-size-complex="13pt"/>
    </style:style>
    <style:style style:name="T27" style:family="text">
      <style:text-properties fo:color="#c5000b" fo:font-size="13pt" fo:font-weight="normal" style:font-size-asian="13pt" style:font-weight-asian="normal" style:font-size-complex="13pt" style:font-weight-complex="normal"/>
    </style:style>
    <style:style style:name="T28" style:family="text">
      <style:text-properties fo:color="#808080" style:font-name="JetBrains Mono" fo:font-size="9.80000019073486pt"/>
    </style:style>
    <style:style style:name="T29" style:family="text">
      <style:text-properties fo:color="#a9b7c6" style:font-name="JetBrains Mono" fo:font-size="9.80000019073486pt"/>
    </style:style>
    <style:style style:name="T30" style:family="text">
      <style:text-properties fo:color="#a9b7c6" style:font-name="JetBrains Mono" fo:font-size="13pt" style:font-size-asian="13pt" style:font-size-complex="13pt"/>
    </style:style>
    <style:style style:name="T31" style:family="text">
      <style:text-properties fo:color="#a9b7c6"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fo:color="#6897bb" style:font-name="JetBrains Mono" fo:font-size="9.80000019073486pt"/>
    </style:style>
    <style:style style:name="T33" style:family="text">
      <style:text-properties fo:color="#000000" style:font-name="JetBrains Mono" fo:font-size="13pt" style:font-size-asian="13pt" style:font-size-complex="13pt"/>
    </style:style>
    <style:style style:name="T34" style:family="text">
      <style:text-properties fo:color="#ff950e" style:font-name="JetBrains Mono" fo:font-size="9.80000019073486pt"/>
    </style:style>
    <style:style style:name="T35" style:family="text">
      <style:text-properties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0" style:family="text">
      <style:text-properties fo:font-variant="normal" fo:text-transform="none" fo:color="#444444" style:font-name="monospace" fo:font-size="10.5pt" fo:letter-spacing="normal" fo:font-style="normal" fo:font-weight="normal"/>
    </style:style>
    <style:style style:name="T41" style:family="text">
      <style:text-properties fo:font-variant="normal" fo:text-transform="none" fo:color="#444444" fo:letter-spacing="normal"/>
    </style:style>
    <style:style style:name="T42" style:family="text">
      <style:text-properties fo:font-variant="normal" fo:text-transform="none" fo:letter-spacing="normal" fo:font-style="normal" fo:font-weight="normal"/>
    </style:style>
    <style:style style:name="T43" style:family="text">
      <style:text-properties fo:font-variant="normal" fo:text-transform="none" fo:color="#cccccc" style:font-name="monospace" fo:font-size="10.5pt" fo:letter-spacing="normal" fo:font-style="normal" fo:font-weight="normal"/>
    </style:style>
    <style:style style:name="T44" style:family="text">
      <style:text-properties fo:font-variant="normal" fo:text-transform="none" fo:color="#1a3d3c" style:font-name="apple-system" fo:font-size="13pt" fo:letter-spacing="normal" fo:font-style="normal" fo:font-weight="normal" style:font-size-asian="13pt" style:font-weight-asian="normal" style:font-size-complex="13pt" style:font-weight-complex="normal"/>
    </style:style>
    <style:style style:name="T45" style:family="text">
      <style:text-properties fo:font-variant="normal" fo:text-transform="none" fo:color="#1a3d3c" style:font-name="apple-system" fo:font-size="12pt" fo:letter-spacing="normal" fo:font-style="normal" fo:font-weight="bold" style:font-size-asian="13pt" style:font-weight-asian="bold" style:font-size-complex="13pt" style:font-weight-complex="bold"/>
    </style:style>
    <style:style style:name="T46" style:family="text">
      <style:text-properties fo:font-variant="normal" fo:text-transform="none" fo:color="#1a3d3c" style:font-name="apple-system" fo:font-size="12pt" fo:letter-spacing="normal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T47" style:family="text">
      <style:text-properties fo:font-variant="normal" fo:text-transform="none" fo:color="#1a3d3c" style:font-name="apple-system" fo:font-size="12pt" fo:letter-spacing="normal" fo:font-style="normal" fo:font-weight="normal" style:font-size-asian="13pt" style:font-weight-asian="bold" style:font-size-complex="13pt" style:font-weight-complex="bold"/>
    </style:style>
    <style:style style:name="T48" style:family="text">
      <style:text-properties fo:font-variant="normal" fo:text-transform="none" fo:color="#1a3d3c" style:font-name="apple-system" fo:font-size="12pt" fo:letter-spacing="normal" fo:font-style="normal" fo:font-weight="normal" style:font-size-asian="13pt" style:font-weight-asian="normal" style:font-size-complex="13pt" style:font-weight-complex="normal"/>
    </style:style>
    <style:style style:name="T49" style:family="text">
      <style:text-properties fo:font-variant="normal" fo:text-transform="none" fo:color="#373e3f" style:font-name="apple-system" fo:font-size="12pt" fo:letter-spacing="normal" fo:font-style="normal" fo:font-weight="normal" style:font-size-asian="13pt" style:font-weight-asian="normal" style:font-size-complex="13pt" style:font-weight-complex="normal"/>
    </style:style>
    <style:style style:name="T50" style:family="text">
      <style:text-properties fo:font-variant="normal" fo:text-transform="none" fo:color="#373e3f" style:font-name="apple-system" fo:font-size="12pt" fo:letter-spacing="normal" fo:font-style="normal" fo:font-weight="normal" style:font-weight-asian="normal" style:font-weight-complex="normal"/>
    </style:style>
    <style:style style:name="T51" style:family="text">
      <style:text-properties fo:font-variant="normal" fo:text-transform="none" fo:color="#373e3f" style:font-name="apple-system" fo:font-size="12pt" fo:letter-spacing="normal" fo:font-style="normal" fo:font-weight="normal" style:font-weight-asian="bold" style:font-weight-complex="bold"/>
    </style:style>
    <style:style style:name="T52" style:family="text">
      <style:text-properties fo:font-variant="normal" fo:text-transform="none" fo:color="#373e3f" style:font-name="apple-system" fo:font-size="12pt" fo:letter-spacing="normal" fo:font-style="normal" fo:font-weight="bold" style:font-weight-asian="bold" style:font-weight-complex="bold"/>
    </style:style>
    <style:style style:name="T53" style:family="text">
      <style:text-properties fo:font-variant="normal" fo:text-transform="none" fo:color="#373e3f" style:font-name="apple-system" fo:font-size="12pt" fo:letter-spacing="normal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54" style:family="text">
      <style:text-properties fo:font-variant="normal" fo:text-transform="none" fo:color="#ff950e" style:font-name="apple-system" fo:font-size="12pt" fo:letter-spacing="normal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55" style:family="text">
      <style:text-properties fo:font-variant="normal" fo:text-transform="none" fo:color="#ff950e" style:font-name="apple-system" fo:font-size="12pt" fo:letter-spacing="normal" fo:font-style="normal" fo:font-weight="normal" style:font-size-asian="13pt" style:font-weight-asian="normal" style:font-size-complex="13pt" style:font-weight-complex="normal"/>
    </style:style>
    <style:style style:name="T56" style:family="text">
      <style:text-properties fo:font-variant="normal" fo:text-transform="none" fo:color="#ff950e" style:font-name="apple-system" fo:font-size="12pt" fo:letter-spacing="normal" fo:font-style="normal" fo:font-weight="normal" style:font-weight-asian="normal" style:font-weight-complex="normal"/>
    </style:style>
    <style:style style:name="T57" style:family="text">
      <style:text-properties fo:font-variant="normal" fo:text-transform="none" fo:color="#030303" style:font-name="Roboto" fo:font-size="10.5pt" fo:letter-spacing="normal" fo:font-style="normal" fo:font-weight="normal" style:font-style-asian="italic" style:font-weight-asian="normal" style:font-style-complex="italic" style:font-weight-complex="normal"/>
    </style:style>
    <style:style style:name="T58" style:family="text">
      <style:text-properties fo:font-variant="normal" fo:text-transform="none" fo:color="#030303" style:font-name="Roboto" fo:font-size="10.5pt" fo:letter-spacing="normal" fo:font-style="normal" fo:font-weight="bold" style:font-style-asian="italic" style:font-weight-asian="bold" style:font-style-complex="italic" style:font-weight-complex="bold"/>
    </style:style>
    <style:style style:name="T59" style:family="text">
      <style:text-properties fo:font-variant="normal" fo:text-transform="none" fo:color="#273239" style:font-name="urw-din" fo:font-size="12.75pt" fo:letter-spacing="normal" fo:font-style="normal" fo:font-weight="normal" style:font-style-asian="normal" style:font-weight-asian="normal" style:font-style-complex="normal" style:font-weight-complex="normal"/>
    </style:style>
    <style:style style:name="T60" style:family="text">
      <style:text-properties fo:font-variant="normal" fo:text-transform="none" style:font-name="urw-din" fo:font-size="12.75pt" fo:letter-spacing="normal" fo:font-style="normal" style:text-underline-style="solid" style:text-underline-width="auto" style:text-underline-color="font-color" fo:font-weight="bold" style:font-style-asian="normal" style:font-weight-asian="normal" style:font-style-complex="normal" style:font-weight-complex="normal"/>
    </style:style>
    <style:style style:name="T61" style:family="text">
      <style:text-properties fo:font-variant="normal" fo:text-transform="none" fo:color="#000000" style:font-name="urw-din" fo:font-size="12.75pt" fo:letter-spacing="normal" fo:font-style="normal" style:text-underline-style="solid" style:text-underline-width="auto" style:text-underline-color="font-color" fo:font-weight="bold" style:font-style-asian="normal" style:font-weight-asian="normal" style:font-style-complex="normal" style:font-weight-complex="normal"/>
    </style:style>
    <style:style style:name="T62" style:family="text">
      <style:text-properties fo:font-variant="normal" fo:text-transform="none" fo:color="#000000" style:font-name="urw-din" fo:font-size="12.75pt" fo:letter-spacing="normal" fo:font-style="normal" fo:font-weight="normal" style:font-style-asian="normal" style:font-weight-asian="normal" style:font-style-complex="normal" style:font-weight-complex="normal"/>
    </style:style>
    <style:style style:name="T63" style:family="text">
      <style:text-properties fo:font-variant="normal" fo:text-transform="none" fo:color="#000000" style:font-name="urw-din" fo:font-size="12.75pt" fo:letter-spacing="normal" fo:font-style="normal" fo:font-weight="bold" style:font-style-asian="normal" style:font-weight-asian="bold" style:font-style-complex="normal" style:font-weight-complex="bold"/>
    </style:style>
    <style:style style:name="T64" style:family="text">
      <style:text-properties style:font-name="monospace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style:font-name="apple-system" fo:font-weight="bold" style:font-weight-asian="bold" style:font-weight-complex="bold"/>
    </style:style>
    <style:style style:name="T67" style:family="text">
      <style:text-properties style:font-name="apple-system" fo:font-size="13pt" fo:font-weight="normal" style:font-size-asian="13pt" style:font-weight-asian="normal" style:font-size-complex="13pt" style:font-weight-complex="normal"/>
    </style:style>
    <style:style style:name="T68" style:family="text">
      <style:text-properties fo:font-size="10pt" fo:font-weight="bold" style:font-size-asian="10pt" style:font-weight-asian="bold" style:font-size-complex="10pt" style:font-weight-complex="bold"/>
    </style:style>
    <style:style style:name="T69" style:family="text">
      <style:text-properties fo:font-size="9pt" fo:font-weight="bold" style:font-size-asian="9pt" style:font-weight-asian="bold" style:font-size-complex="9pt" style:font-weight-complex="bold"/>
    </style:style>
    <style:style style:name="T70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71" style:family="text">
      <style:text-properties fo:language="bg" fo:country="BG" fo:font-style="normal" fo:font-weight="normal" style:font-style-asian="normal" style:font-weight-asian="normal" style:font-style-complex="normal" style:font-weight-complex="normal"/>
    </style:style>
    <style:style style:name="T72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73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74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75" style:family="text">
      <style:text-properties fo:language="en" fo:country="US"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1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 text:start-value="1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<text:s text:c="12"/></text:span><text:span text:style-name="T2">Creating, starting and stopping threads</text:span></text:h>
      <text:p text:style-name="P25"/>
      <text:p text:style-name="Standard"><text:s text:c="3"/><text:span text:style-name="T3">1.Creating</text:span><text:span text:style-name="T4"> Sub-class from Thread</text:span><text:span text:style-name="T3">. </text:span><text:span text:style-name="T26">Extends Thread @Override run()</text:span></text:p>
      <text:p text:style-name="P2"/>
      <text:p text:style-name="P6"><text:s text:c="4"/><text:span text:style-name="T15">public static class </text:span><text:span text:style-name="T17">MyThread </text:span><text:span text:style-name="T15">extends </text:span><text:span text:style-name="T17">Thread{</text:span></text:p>
      <text:p text:style-name="P6"><text:s text:c="8"/><text:span text:style-name="T20">@Override</text:span></text:p>
      <text:p text:style-name="P6"><text:span text:style-name="T19"><text:s text:c="8"/></text:span><text:span text:style-name="T15">public void </text:span><text:span text:style-name="T21">run</text:span><text:span text:style-name="T17">() {</text:span></text:p>
      <text:p text:style-name="P6"><text:s text:c="12"/><text:span text:style-name="T17">System.</text:span><text:span text:style-name="T23">out</text:span><text:span text:style-name="T17">.println(</text:span><text:span text:style-name="T25">"My Thread Running"</text:span><text:span text:style-name="T17">)</text:span><text:span text:style-name="T15">;</text:span></text:p>
      <text:p text:style-name="P6"><text:span text:style-name="T14"><text:s text:c="8"/></text:span><text:span text:style-name="T17">}</text:span></text:p>
      <text:p text:style-name="P6"><text:s text:c="4"/><text:span text:style-name="T17">}</text:span></text:p>
      <text:p text:style-name="P6"><text:s text:c="4"/><text:span text:style-name="T15">public static void </text:span><text:span text:style-name="T21">main</text:span><text:span text:style-name="T17">(String[] args) {</text:span></text:p>
      <text:p text:style-name="P6"><text:s text:c="7"/><text:span text:style-name="T17">MyThread myThread = </text:span><text:span text:style-name="T15">new </text:span><text:span text:style-name="T17">MyThread()</text:span><text:span text:style-name="T15">;</text:span></text:p>
      <text:p text:style-name="P6"><text:span text:style-name="T14"><text:s text:c="7"/></text:span><text:span text:style-name="T17">myThread.start()</text:span><text:span text:style-name="T15">;</text:span></text:p>
      <text:p text:style-name="P4"><text:span text:style-name="T14"><text:s text:c="4"/></text:span><text:span text:style-name="T17">}</text:span></text:p>
      <text:p text:style-name="Standard"><text:span text:style-name="T3"><text:s text:c="2"/>2 .Creating Thread </text:span><text:span text:style-name="T4">Using Interface</text:span><text:span text:style-name="T3">. </text:span><text:span text:style-name="T26">implement Runnable @Override run()</text:span></text:p>
      <text:p text:style-name="P13"/>
      <text:p text:style-name="P7"><text:span text:style-name="T14">public static class </text:span>MyRunnable <text:span text:style-name="T14">implements </text:span>Runnable <text:s text:c="2"/>{</text:p>
      <text:p text:style-name="P6"><text:s text:c="4"/><text:span text:style-name="T20">@Override</text:span></text:p>
      <text:p text:style-name="P6"><text:span text:style-name="T19"><text:s text:c="4"/></text:span><text:span text:style-name="T15">public void </text:span><text:span text:style-name="T21">run</text:span><text:span text:style-name="T17">() {</text:span></text:p>
      <text:p text:style-name="P6"><text:s text:c="8"/><text:span text:style-name="T17">System.</text:span><text:span text:style-name="T23">out</text:span><text:span text:style-name="T17">.println(</text:span><text:span text:style-name="T25">"My Runnable Running"</text:span><text:span text:style-name="T17">)</text:span><text:span text:style-name="T15">;</text:span></text:p>
      <text:p text:style-name="P6"><text:span text:style-name="T14"><text:s text:c="4"/></text:span><text:span text:style-name="T17">}</text:span></text:p>
      <text:p text:style-name="P5">}</text:p>
      <text:p text:style-name="P19">2: Creating Thread adn adding in constructor MyRunnable</text:p>
      <text:p text:style-name="P4"><text:span text:style-name="T17">Thread thread = </text:span><text:span text:style-name="T15">new </text:span><text:span text:style-name="T17">Thread(</text:span><text:span text:style-name="T15">new </text:span><text:span text:style-name="T17">MyRunnable())</text:span><text:span text:style-name="T15">; / thread.start();</text:span></text:p>
      <text:p text:style-name="Standard"><text:span text:style-name="T3"><text:s/>3 .Creating Thread</text:span><text:span text:style-name="T4"> Using Anonymous Class </text:span><text:span text:style-name="T27">Runnable r <text:s/>= new Runnable() {;;run() ;;} </text:span></text:p>
      <text:p text:style-name="P14"/>
      <text:p text:style-name="P7">Runnable anonymousRunnable = <text:span text:style-name="T14">new </text:span>Runnable() {</text:p>
      <text:p text:style-name="P6"><text:s text:c="4"/><text:span text:style-name="T20">@Override</text:span></text:p>
      <text:p text:style-name="P6"><text:span text:style-name="T19"><text:s text:c="4"/></text:span><text:span text:style-name="T15">public void </text:span><text:span text:style-name="T21">run</text:span><text:span text:style-name="T17">() {</text:span></text:p>
      <text:p text:style-name="P6"><text:s text:c="8"/><text:span text:style-name="T17">System.</text:span><text:span text:style-name="T23">out</text:span><text:span text:style-name="T17">.println(</text:span><text:span text:style-name="T25">"Runnable Running"</text:span><text:span text:style-name="T17">)</text:span><text:span text:style-name="T15">;</text:span></text:p>
      <text:p text:style-name="P6"><text:span text:style-name="T14"><text:s text:c="4"/></text:span><text:span text:style-name="T17">}</text:span></text:p>
      <text:p text:style-name="P7">}<text:span text:style-name="T14">;</text:span></text:p>
      <text:p text:style-name="P5">Thread anonymousThread = <text:span text:style-name="T14">new </text:span>Thread(anonymousRunnable)<text:span text:style-name="T14">;</text:span></text:p>
      <text:p text:style-name="Standard"><text:span text:style-name="T3"><text:s/>4 .Creating Thread</text:span><text:span text:style-name="T4"> Using Lamda </text:span><text:span text:style-name="T5">expression</text:span><text:span text:style-name="T4"> </text:span><text:span text:style-name="T27">() -&gt; {} Runnable have onle one method</text:span></text:p>
      <text:p text:style-name="P8"><text:s/></text:p>
      <text:p text:style-name="P7">Runnable lambdaRunnable = () -&gt; {</text:p>
      <text:p text:style-name="P6"><text:s text:c="4"/><text:span text:style-name="T17">System.</text:span><text:span text:style-name="T23">out</text:span><text:span text:style-name="T17">.println(</text:span><text:span text:style-name="T25">"Lambda Running"</text:span><text:span text:style-name="T17">)</text:span><text:span text:style-name="T15">;</text:span></text:p>
      <text:p text:style-name="P7">}<text:span text:style-name="T14">;</text:span></text:p>
      <text:p text:style-name="P3"><text:span text:style-name="T29">Thread lambdaThread = </text:span><text:span text:style-name="T15">new </text:span><text:span text:style-name="T29">Thread(lambdaRunnable)</text:span><text:span text:style-name="T15">;</text:span></text:p>
      <text:p text:style-name="Standard"><text:span text:style-name="T3"><text:s/>5. Thread g</text:span><text:span text:style-name="T4">et/setName</text:span><text:span text:style-name="T3">, </text:span><text:span text:style-name="T4">sleep</text:span><text:span text:style-name="T6">(pouse Thread for a specifield millisecond),</text:span></text:p>
      <text:p text:style-name="P1"/>
      <text:p text:style-name="P6">get Name <text:s text:c="3"/><text:span text:style-name="T17">String </text:span><text:span text:style-name="T22">name </text:span><text:span text:style-name="T17">= Thread.</text:span><text:span text:style-name="T18">currentThread</text:span><text:span text:style-name="T17">().getName()</text:span></text:p>
      <text:p text:style-name="P20"/>
      <text:p text:style-name="P6">sleep-&gt; <text:span text:style-name="T15">try </text:span><text:span text:style-name="T17">{</text:span></text:p>
      <text:p text:style-name="P6"><text:s text:c="12"/><text:span text:style-name="T17">Thread.</text:span><text:span text:style-name="T18">sleep</text:span><text:span text:style-name="T17">(</text:span><text:span text:style-name="T32">2000</text:span><text:span text:style-name="T17">)</text:span><text:span text:style-name="T15">;</text:span></text:p>
      <text:p text:style-name="P6"><text:span text:style-name="T14"><text:s text:c="8"/></text:span><text:span text:style-name="T17">} </text:span><text:span text:style-name="T15">catch </text:span><text:span text:style-name="T17">(InterruptedException e) {</text:span></text:p>
      <text:p text:style-name="P6"><text:s text:c="12"/><text:span text:style-name="T17">e.printStackTrace()</text:span><text:span text:style-name="T15">;</text:span></text:p>
      <text:p text:style-name="P6"><text:span text:style-name="T14"><text:s text:c="8"/></text:span><text:span text:style-name="T17">}</text:span></text:p>
      <text:p text:style-name="P6"><text:s text:c="7"/></text:p>
      <text:p text:style-name="Standard"><text:soft-page-break/><text:span text:style-name="T4">6 . Difference between Thread and Process:</text:span></text:p>
      <text:p text:style-name="Standard"><text:span text:style-name="T4">Thread:</text:span><text:span text:style-name="T5"> </text:span><text:span text:style-name="T47"><text:s/>is a subset of a</text:span><text:span text:style-name="T45"> subunit of a process</text:span><text:span text:style-name="T47">.</text:span><text:span text:style-name="T4"> </text:span><text:span text:style-name="T5">. </text:span></text:p>
      <text:p text:style-name="Standard"><text:span text:style-name="T44"><text:s text:c="7"/>- T</text:span><text:span text:style-name="T48">hreads share the </text:span><text:span text:style-name="T45">same memory address</text:span><text:span text:style-name="T48"> </text:span><text:span text:style-name="T45">of the process </text:span><text:span text:style-name="T48">they belong to.</text:span><text:span text:style-name="T5"> </text:span></text:p>
      <text:p text:style-name="Standard"><text:span text:style-name="T4"><text:s text:c="8"/>- </text:span><text:span text:style-name="T5">They share data and information with each other.</text:span><text:span text:style-name="T4"> </text:span></text:p>
      <text:p text:style-name="Standard"><text:span text:style-name="T4"><text:s text:c="3"/></text:span><text:span text:style-name="T5"><text:s text:c="5"/>-Need for </text:span><text:span text:style-name="T4">synchronization</text:span><text:span text:style-name="T5"> in threads to avoid unexpected scenarios or problems.</text:span></text:p>
      <text:p text:style-name="Standard"><text:span text:style-name="T5"/></text:p>
      <text:p text:style-name="Standard"><text:span text:style-name="T4">Process:</text:span><text:span text:style-name="T5"> It simply refers to a</text:span><text:span text:style-name="T4"> program that is in execution</text:span><text:span text:style-name="T5"> (</text:span><text:span text:style-name="T4">active program</text:span><text:span text:style-name="T5">).</text:span></text:p>
      <text:p text:style-name="Standard"><text:span text:style-name="T4"/></text:p>
      <text:p text:style-name="Standard"><text:span text:style-name="T4"><text:s text:c="2"/>7 . Daemon</text:span><text:span text:style-name="T3"> </text:span><text:span text:style-name="T4">Thread</text:span><text:span text:style-name="T3"> : Daemon threads are</text:span><text:span text:style-name="T4"> low-priority</text:span><text:span text:style-name="T3"> threads whose </text:span><text:span text:style-name="T7">only role is to</text:span></text:p>
      <text:p text:style-name="Standard"><text:span text:style-name="T7"><text:s text:c="4"/>provide services to user threads.</text:span><text:span text:style-name="T3"> They are useful for</text:span><text:span text:style-name="T4"> background supporting tasks</text:span><text:span text:style-name="T3"> </text:span></text:p>
      <text:p text:style-name="Standard"><text:span text:style-name="T3"><text:s text:c="4"/>such as </text:span><text:span text:style-name="T7">garbage collection</text:span><text:span text:style-name="T3">, </text:span><text:span text:style-name="T7">removing unused obejcts. </text:span><text:span text:style-name="T9">JVM </text:span><text:span text:style-name="T7">does not wait</text:span><text:span text:style-name="T9"> for daemon <text:s/></text:span><text:span text:style-name="T7">threads to finish their t</text:span><text:span text:style-name="T9">asks before </text:span><text:span text:style-name="T7">termination</text:span><text:span text:style-name="T9">.</text:span></text:p>
      <text:p text:style-name="P9"/>
      <text:p text:style-name="P7"><text:span text:style-name="T43">DaemonThread</text:span><text:span text:style-name="T40"> </text:span><text:span text:style-name="T42">daemonThread</text:span><text:span text:style-name="T40"> = </text:span><text:span text:style-name="T64">new</text:span><text:span text:style-name="T41"> </text:span><text:span text:style-name="T43">DaemonThread(</text:span><text:span text:style-name="T43">);</text:span> <text:s text:c="2"/></text:p>
      <text:p text:style-name="P7">daemonThread.setDaemon(<text:span text:style-name="T14">true</text:span>)<text:span text:style-name="T14">;</text:span></text:p>
      <text:p text:style-name="P9"/>
      <text:p text:style-name="P9"><text:span text:style-name="T65"><text:s text:c="2"/>8. User</text:span> <text:span text:style-name="T65">Thread</text:span> : These threads are <text:span text:style-name="T65">normally created by the user</text:span> for executing tasks concurrently. These threads are referred to<text:span text:style-name="T65"> as high-priority tasks.</text:span></text:p>
      <text:p text:style-name="P9"/>
      <text:p text:style-name="Standard"><text:span text:style-name="T4"><text:s text:c="2"/>9 . Join() Threads : </text:span><text:span text:style-name="T5"><text:s/>Allows </text:span><text:span text:style-name="T4">one thread to wait until another thread completes its <text:s/>execution.</text:span><text:span text:style-name="T5"> If <text:s/></text:span><text:span text:style-name="T27">t1</text:span><text:span text:style-name="T5"> is a Thread object whose thread is currently executing, then </text:span><text:span text:style-name="T27">t1.join()</text:span><text:span text:style-name="T5"> will make sure that </text:span><text:span text:style-name="T27">t1</text:span><text:span text:style-name="T5"> is terminated before the next instruction is executed by the program.</text:span></text:p>
      <text:p text:style-name="Standard"><text:span text:style-name="T3"><text:s text:c="4"/></text:span><text:span text:style-name="T33">try</text:span><text:span text:style-name="T16"> </text:span><text:span text:style-name="T30">{</text:span></text:p>
      <text:p text:style-name="P6"><text:s text:c="4"/><text:span text:style-name="T24"><text:s text:c="12"/></text:span></text:p>
      <text:p text:style-name="P6"><text:span text:style-name="T14"><text:s text:c="4"/></text:span><text:span text:style-name="T34">t1.join();</text:span></text:p>
      <text:p text:style-name="P21"/>
      <text:p text:style-name="P7">} <text:s/><text:span text:style-name="T14">catch</text:span>( InterruptedException ex) {</text:p>
      <text:p text:style-name="P6"><text:s text:c="4"/><text:span text:style-name="T17">System.</text:span><text:span text:style-name="T23">out</text:span><text:span text:style-name="T17">.println(</text:span><text:span text:style-name="T25">"Exception has " </text:span><text:span text:style-name="T17">+ <text:s/></text:span><text:span text:style-name="T25">"been caught" </text:span><text:span text:style-name="T17">+ ex)</text:span><text:span text:style-name="T15">;</text:span> <text:s text:c="7"/></text:p>
      <text:p text:style-name="P5">}</text:p>
      <text:p text:style-name="Standard"><text:span text:style-name="T8"><text:s text:c="2"/>10. D</text:span><text:span text:style-name="T66">ifference between Class Lock and Object Lock </text:span><text:span text:style-name="T67">ntly exe</text:span></text:p>
      <text:p text:style-name="Standard"><text:span text:style-name="T44"><text:s text:c="4"/>-</text:span><text:span text:style-name="T45">Class Lock </text:span><text:span text:style-name="T49">These locks are achieved using the keyword ‘</text:span><text:span text:style-name="T53">static </text:span><text:span text:style-name="T54">synchronized</text:span><text:span text:style-name="T49">’ and can</text:span></text:p>
      <text:p text:style-name="Standard"><text:span text:style-name="T49"><text:s text:c="5"/>be </text:span><text:span text:style-name="T53">used to make static data thread-safe</text:span><text:span text:style-name="T49">. It is generally used when one wants to prevent</text:span></text:p>
      <text:p text:style-name="Standard"><text:span text:style-name="T49"><text:s text:c="5"/>multiple threads from entering a </text:span><text:span text:style-name="T55">synchronized</text:span><text:span text:style-name="T49"> </text:span><text:span text:style-name="T55">block</text:span><text:span text:style-name="T49">.</text:span></text:p>
      <text:p text:style-name="P2"><text:span text:style-name="T14"/></text:p>
      <text:p text:style-name="P7"><text:span text:style-name="T14">synchronized </text:span>(ClassLevelLockExample.<text:span text:style-name="T14">class</text:span>)</text:p>
      <text:p text:style-name="P7">{</text:p>
      <text:p text:style-name="P6"><text:s text:c="4"/><text:span text:style-name="T28">//DO your stuff here <text:s text:c="6"/></text:span></text:p>
      <text:p text:style-name="P3"><text:span text:style-name="T29">}</text:span></text:p>
      <text:p text:style-name="Standard"><text:span text:style-name="T8"><text:s text:c="3"/>-Object</text:span><text:span text:style-name="T46"> Lock </text:span><text:span text:style-name="T50">These locks are achieved using the keyword ‘</text:span><text:span text:style-name="T56">synchronized</text:span><text:span text:style-name="T50">’ and can be</text:span></text:p>
      <text:p text:style-name="Standard"><text:span text:style-name="T50"><text:s text:c="2"/></text:span><text:span text:style-name="T52"><text:s/>used to protect non-static data. </text:span><text:span text:style-name="T51">It is generally used when one wants to synchronize a </text:span><text:span text:style-name="T52">non-static method or block</text:span><text:span text:style-name="T51"> so that </text:span><text:span text:style-name="T52">ONLY ONE THREAD</text:span><text:span text:style-name="T51"> will be able to execute the code block</text:span></text:p>
      <text:p text:style-name="P6"><text:s text:c="4"/></text:p>
      <text:p text:style-name="P6"><text:s text:c="4"/><text:span text:style-name="T15">private synchronized </text:span><text:span text:style-name="T17">Long </text:span><text:span text:style-name="T21">SumInput</text:span><text:span text:style-name="T17">(){</text:span></text:p>
      <text:p text:style-name="P3"><text:span text:style-name="T29">}</text:span></text:p>
      <text:p text:style-name="Standard"><text:span text:style-name="T8"><text:s text:c="2"/>-</text:span><text:span text:style-name="T12">Threat / Multithreading</text:span><text:span text:style-name="T8"> </text:span><text:span text:style-name="T59">Thread is a </text:span><text:span text:style-name="T63">part of execution</text:span><text:span text:style-name="T59"> i.e., it is an </text:span><text:span text:style-name="T62">independent</text:span><text:span text:style-name="T59"> path of execution in a program. A program can have more than one thread which rises theconcept of </text:span><text:a xlink:type="simple" xlink:href="https://www.geeksforgeeks.org/multithreading-in-java/" text:style-name="Internet_20_link" text:visited-style-name="Visited_20_Internet_20_Link"><text:span text:style-name="T61">multithreading</text:span></text:a><text:span text:style-name="T62">.</text:span><text:span text:style-name="T36"> </text:span></text:p>
      <text:p text:style-name="P9"><text:soft-page-break/><text:span text:style-name="T65"/></text:p>
      <text:p text:style-name="P9"><text:span text:style-name="T65"><text:s text:c="2"/>11. Sleep() vs Wait()</text:span> <text:s/>:</text:p>
      <text:p text:style-name="Standard"><text:span text:style-name="T8"><text:s text:c="5"/>-Wait() <text:s text:c="3"/></text:span><text:span text:style-name="T10">Static method that make the current thread to</text:span><text:span text:style-name="T11"> wait and go to sleep </text:span><text:span text:style-name="T10">until some other threads call <text:s/>the </text:span><text:span text:style-name="T11">notify</text:span><text:span text:style-name="T10"> () or </text:span><text:span text:style-name="T11">notifyAll</text:span><text:span text:style-name="T10">(). It is</text:span><text:span text:style-name="T11"> defined in the object class</text:span><text:span text:style-name="T10">, and should only be called from a </text:span><text:span text:style-name="T11">synchronized context. </text:span><text:span text:style-name="T31"><text:s text:c="3"/></text:span></text:p>
      <text:p text:style-name="P6"><text:s text:c="4"/><text:span text:style-name="T15">synchronized</text:span><text:span text:style-name="T17">(monitor)</text:span></text:p>
      <text:p text:style-name="P6"><text:s text:c="4"/><text:span text:style-name="T17">{</text:span></text:p>
      <text:p text:style-name="P6"><text:s text:c="8"/><text:span text:style-name="T17">monitor.wait()</text:span><text:span text:style-name="T15">; <text:s text:c="6"/></text:span><text:span text:style-name="T34">Here Lock Is Released by Current Thread</text:span></text:p>
      <text:p text:style-name="P6"><text:s text:c="4"/><text:span text:style-name="T17">}</text:span></text:p>
      <text:p text:style-name="P9"><text:span text:style-name="T35"/></text:p>
      <text:p text:style-name="P9"><text:span text:style-name="T65"><text:s text:c="3"/>-Sleep() <text:s/></text:span><text:span text:style-name="T36">Static method that </text:span><text:span text:style-name="T35">pauses</text:span><text:span text:style-name="T36"> the execution of the current thread for some </text:span><text:span text:style-name="T35">specified</text:span><text:span text:style-name="T36"> </text:span><text:span text:style-name="T35">period</text:span><text:span text:style-name="T36">. <text:s/>It is defined in thread class, and no need to call from a synchronized context.</text:span></text:p>
      <text:p text:style-name="P11"/>
      <text:p text:style-name="P6"><text:span text:style-name="T17"/></text:p>
      <text:p text:style-name="P6"><text:s/><text:span text:style-name="T17">Thread.</text:span><text:span text:style-name="T18">sleep</text:span><text:span text:style-name="T17">(</text:span><text:span text:style-name="T32">1000</text:span><text:span text:style-name="T17">)</text:span><text:span text:style-name="T15">; <text:s text:c="4"/></text:span><text:span text:style-name="T34">Here Lock Is Held by The Current Thread</text:span></text:p>
      <text:p text:style-name="P24"><text:span text:style-name="T17">//after 1000 milliseconds, the current thread will wake up, or after we call that is interrupt() INTERRUPT() method </text:span></text:p>
      <text:p text:style-name="P10"/>
      <text:p text:style-name="P10"/>
      <text:p text:style-name="P9"><text:span text:style-name="T65"><text:s text:c="2"/>12. Notify() vs NotifyAll()</text:span> <text:s/>:</text:p>
      <text:p text:style-name="P10"><text:span text:style-name="T37"><text:s text:c="5"/>- notify() <text:s/></text:span><text:span text:style-name="T36">It sends a notification and </text:span><text:span text:style-name="T35">wakes up only a single thread</text:span><text:span text:style-name="T36"> instead of multiple <text:s/></text:span></text:p>
      <text:p text:style-name="P10"><text:span text:style-name="T36"><text:s text:c="4"/>threads that are waiting on the object’s monitor</text:span></text:p>
      <text:p text:style-name="P10"/>
      <text:p text:style-name="P10"><text:span text:style-name="T37"><text:s text:c="4"/>- notifyAll() <text:s/></text:span><text:span text:style-name="T36">t sends notifications and </text:span><text:span text:style-name="T35">wakes up all threads</text:span><text:span text:style-name="T36"> and allows them to compete <text:s/></text:span></text:p>
      <text:p text:style-name="P10"><text:span text:style-name="T36"><text:s text:c="2"/>for the object's monitor instead of a single thread. </text:span></text:p>
      <text:p text:style-name="P10"/>
      <text:p text:style-name="P10"><text:span text:style-name="T37"><text:s text:c="2"/>13. Why wait(), notify(), and notifyAll() methods are present in Object class:</text:span><text:span text:style-name="T36"> </text:span><text:span text:style-name="T39">Shared</text:span></text:p>
      <text:p text:style-name="P10"><text:span text:style-name="T39"><text:s text:c="2"/>objects allow threads to communicate </text:span><text:span text:style-name="T36">by calling wait(), notify() And notifyAll() Methods,</text:span></text:p>
      <text:p text:style-name="P10"><text:span text:style-name="T36"><text:s text:c="2"/>so these methods are in the object class.</text:span></text:p>
      <text:p text:style-name="P10"/>
      <text:p text:style-name="P9"><text:span text:style-name="T65"><text:s text:c="2"/>14. Start() vs Run()</text:span> <text:s/>:</text:p>
      <text:p text:style-name="P10"><text:span text:style-name="T37"><text:s text:c="5"/>- start() <text:s/></text:span><text:span text:style-name="T36">In simple words, the start() method is used to start or</text:span><text:span text:style-name="T35"> begin the execution</text:span><text:span text:style-name="T36"> of a</text:span></text:p>
      <text:p text:style-name="P10"><text:span text:style-name="T36"><text:s text:c="2"/></text:span><text:span text:style-name="T35">newly created thread</text:span><text:span text:style-name="T36">. When the start() method is called, a </text:span><text:span text:style-name="T35">new thread is created </text:span><text:span text:style-name="T36">and this</text:span></text:p>
      <text:p text:style-name="P10"><text:span text:style-name="T36"><text:s text:c="2"/>newly created thread executes the task that is kept in the run() method.</text:span></text:p>
      <text:p text:style-name="P10"/>
      <text:p text:style-name="P10"><text:span text:style-name="T37"><text:s text:c="4"/>- run() <text:s/></text:span><text:span text:style-name="T36">In simple words, the run() method is used to start or begin the e</text:span><text:span text:style-name="T35">xecution of the</text:span></text:p>
      <text:p text:style-name="P10"><text:span text:style-name="T35"><text:s text:c="5"/>same thread.</text:span><text:span text:style-name="T36"> When the run() method is called, </text:span><text:span text:style-name="T35">NO new thread is created</text:span><text:span text:style-name="T36"> as in the case</text:span></text:p>
      <text:p text:style-name="P10"><text:span text:style-name="T36"><text:s text:c="5"/>of the start() method. This method is executed by the current thread. </text:span></text:p>
      <text:p text:style-name="P10"><text:span text:style-name="T36"/></text:p>
      <text:p text:style-name="P10"><text:span text:style-name="T36"><text:s text:c="2"/></text:span><text:span text:style-name="T37">15. Thread Pool : </text:span><text:span text:style-name="T36">A thread pool is a </text:span><text:span text:style-name="T35">collection of worker threads</text:span><text:span text:style-name="T36"> created at start-up that can be </text:span><text:span text:style-name="T35">assigned</text:span><text:span text:style-name="T36"> tasks as needed, then put back in the pool when complete. The main advantage of using a thread pool is having a</text:span><text:span text:style-name="T35"> supply of already-created threads </text:span><text:span text:style-name="T36">when you need them, which </text:span><text:span text:style-name="T35">improves</text:span><text:span text:style-name="T36"> application performance.</text:span></text:p>
      <text:p text:style-name="P15"><text:span text:style-name="T36"/></text:p>
      <text:p text:style-name="P6"><text:s text:c="4"/><text:span text:style-name="T17">ExecutorService </text:span><text:span text:style-name="T34">executorService</text:span><text:span text:style-name="T22"> </text:span><text:span text:style-name="T17">= Executors.</text:span><text:span text:style-name="T34">newFixedThreadPool</text:span><text:span text:style-name="T17">(</text:span><text:span text:style-name="T32">10</text:span><text:span text:style-name="T17">)</text:span><text:span text:style-name="T15">;</text:span></text:p>
      <text:p text:style-name="P6"><text:span text:style-name="T14"><text:s text:c="4"/></text:span><text:span text:style-name="T17">Future&lt;String&gt; </text:span><text:span text:style-name="T22">future </text:span><text:span text:style-name="T17">= </text:span><text:span text:style-name="T34">executorService</text:span><text:span text:style-name="T17">.submit(() -&gt; </text:span><text:span text:style-name="T25">"Hello World"</text:span><text:span text:style-name="T17">)</text:span><text:span text:style-name="T15">;</text:span></text:p>
      <text:p text:style-name="P10"><text:span text:style-name="T36"/></text:p>
      <text:p text:style-name="P10"><text:span text:style-name="T36"><text:s text:c="2"/></text:span><text:span text:style-name="T37">16. Join() : <text:s/></text:span><text:span text:style-name="T73">I</text:span><text:span text:style-name="T72">s it used to</text:span><text:span text:style-name="T36"> </text:span><text:span text:style-name="T35">stop a thread from running</text:span><text:span text:style-name="T36"> </text:span><text:span text:style-name="T35">until</text:span><text:span text:style-name="T36"> another </text:span><text:span text:style-name="T35">thread gets ended</text:span><text:span text:style-name="T36">, this method can be used. It joins the </text:span><text:span text:style-name="T35">start</text:span><text:span text:style-name="T36"> of a thread execution to the </text:span><text:span text:style-name="T35">end</text:span><text:span text:style-name="T36"> of another thread’s execution. </text:span></text:p>
      <text:p text:style-name="P10"><text:span text:style-name="T36"/></text:p>
      <text:p text:style-name="P10"><text:soft-page-break/></text:p>
      <text:p text:style-name="P10"/>
      <text:list xml:id="list5656159280573756073" text:style-name="L8">
        <text:list-item>
          <text:p text:style-name="P12"><text:span text:style-name="T12">Dead Lock</text:span><text:span text:style-name="T8"> : </text:span><text:span text:style-name="T13">Is</text:span><text:span text:style-name="T6"> a situation where </text:span><text:span text:style-name="T8">multiple threads are blocked forever.</text:span><text:span text:style-name="T6"> It generally occurs when multiple threads hold locks on different resources and are waiting for other resources to complete their task. </text:span><text:span text:style-name="T57">Such resources can be </text:span><text:span text:style-name="T58">Java Locks,</text:span><text:span text:style-name="T57"> Java </text:span><text:span text:style-name="T58">synchronized blocks</text:span><text:span text:style-name="T57"> (Java monitor objects), files, database tables and / or records etc.</text:span><text:span text:style-name="T38"> </text:span></text:p>
          <text:p text:style-name="P12"><text:a xlink:type="simple" xlink:href="https://www.youtube.com/watch?v=3cgZbACBpxI&amp;list=PLL8woMHwr36EDxjUoCzboZjedsnhLP1j4&amp;index=15" text:style-name="Internet_20_link" text:visited-style-name="Visited_20_Internet_20_Link"><text:span text:style-name="T70"/></text:a></text:p>
          <text:p text:style-name="P12"><text:a xlink:type="simple" xlink:href="https://www.youtube.com/watch?v=3cgZbACBpxI&amp;list=PLL8woMHwr36EDxjUoCzboZjedsnhLP1j4&amp;index=15" text:style-name="Internet_20_link" text:visited-style-name="Visited_20_Internet_20_Link"><text:span text:style-name="T70">https://www.youtube.com/watch?v=3cgZbACBpxI&amp;list=PLL8woMHwr36EDxjUoCzboZjedsnhLP1j4&amp;index=15</text:span></text:a></text:p>
        </text:list-item>
      </text:list>
      <text:p text:style-name="Standard"><text:span text:style-name="T70"/></text:p>
      <text:p text:style-name="P10"><text:s text:c="7"/></text:p>
      <text:p text:style-name="P10"/>
      <text:p text:style-name="P10"/>
      <text:p text:style-name="P10"><text:span text:style-name="T65">100 . Questions &amp; Matarials :</text:span></text:p>
      <text:p text:style-name="P10"><text:span text:style-name="T65"><text:s/></text:span><text:span text:style-name="T68"><text:s text:c="3"/></text:span><text:a xlink:type="simple" xlink:href="https://www.indeed.com/career-advice/interviewing/multithreading-interview-questions" text:style-name="Internet_20_link" text:visited-style-name="Visited_20_Internet_20_Link"><text:span text:style-name="T68">https://www.indeed.com/career-advice/interviewing/multithreading-interview-questions</text:span></text:a></text:p>
      <text:p text:style-name="P10"><text:span text:style-name="T68"><text:s text:c="4"/></text:span><text:a xlink:type="simple" xlink:href="https://www.interviewbit.com/multithreading-interview-questions/" text:style-name="Internet_20_link" text:visited-style-name="Visited_20_Internet_20_Link"><text:span text:style-name="T68">https://www.interviewbit.com/multithreading-interview-questions/</text:span></text:a></text:p>
      <text:p text:style-name="P10"><text:span text:style-name="T68"><text:s text:c="4"/></text:span><text:a xlink:type="simple" xlink:href="https://www.youtube.com/watchv=oY14UyP61F8&amp;list=PLL8woMHwr36EDxjUoCzboZjedsnhLP1j4&amp;index=4" text:style-name="Internet_20_link" text:visited-style-name="Visited_20_Internet_20_Link"><text:span text:style-name="T69">https://www.youtube.com/watchv=oY14UyP61F8&amp;list=PLL8woMHwr36EDxjUoCzboZjedsnhLP1j4&amp;index=4</text:span></text:a></text:p>
      <text:p text:style-name="P10"><text:span text:style-name="T6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Roboto" svg:font-family="Roboto, Arial, sans-serif"/>
    <style:font-face style:name="Tahoma1" svg:font-family="Tahoma"/>
    <style:font-face style:name="apple-system1" svg:font-family="apple-system, BlinkMacSystemFont, 'Segoe UI', 'Liberation Sans', sans-serif"/>
    <style:font-face style:name="apple-system" svg:font-family="apple-system, system-ui, BlinkMacSystemFont, 'Segoe UI', Roboto, 'Source Sans Pro', Helvetica, Arial"/>
    <style:font-face style:name="monospace" svg:font-family="monospace, monospace"/>
    <style:font-face style:name="urw-din" svg:font-family="urw-din, sans-serif"/>
    <style:font-face style:name="var ff-mono" svg:font-family="'var ff-mono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H12M15S</meta:editing-duration>
    <meta:editing-cycles>18</meta:editing-cycles>
    <meta:generator>OpenOffice/4.1.10$Win32 OpenOffice.org_project/4110m2$Build-9807</meta:generator>
    <dc:date>2021-11-17T11:23:20.93</dc:date>
    <dc:creator>alex alex</dc:creator>
    <meta:document-statistic meta:table-count="0" meta:image-count="0" meta:object-count="0" meta:page-count="4" meta:paragraph-count="111" meta:word-count="976" meta:character-count="6892"/>
    <meta:user-defined meta:name="Info 1"/>
    <meta:user-defined meta:name="Info 2"/>
    <meta:user-defined meta:name="Info 3"/>
    <meta:user-defined meta:name="Info 4"/>
  </office:meta>
</office:document-meta>
</file>